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fc1" officeooo:paragraph-rsid="000d3733"/>
    </style:style>
    <style:style style:name="P2" style:family="paragraph" style:parent-style-name="Standard">
      <style:text-properties officeooo:rsid="000d3733" officeooo:paragraph-rsid="000d3733"/>
    </style:style>
    <style:style style:name="P3" style:family="paragraph" style:parent-style-name="Standard">
      <style:text-properties officeooo:rsid="000deba0" officeooo:paragraph-rsid="000deba0"/>
    </style:style>
    <style:style style:name="P4" style:family="paragraph" style:parent-style-name="Standard">
      <style:text-properties officeooo:rsid="000d3733" officeooo:paragraph-rsid="000d3733"/>
    </style:style>
    <style:style style:name="T1" style:family="text">
      <style:text-properties officeooo:rsid="000d37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m Patrizi</text:p>
      <text:p text:style-name="P1">EECS 338 </text:p>
      <text:p text:style-name="P1">HW <text:span text:style-name="T1">6</text:span></text:p>
      <text:p text:style-name="P1"/>
      <text:p text:style-name="P2">Question 1 Output: Bounded Buffer Problem Solution Output</text:p>
      <text:p text:style-name="P2">jim@jim-MacBookPro:~/Documents/OS/jdp99_HW6$ ./q1</text:p>
      <text:p text:style-name="P2">10</text:p>
      <text:p text:style-name="P2">20</text:p>
      <text:p text:style-name="P2">30</text:p>
      <text:p text:style-name="P2">40</text:p>
      <text:p text:style-name="P2">50</text:p>
      <text:p text:style-name="P2">60</text:p>
      <text:p text:style-name="P2">70</text:p>
      <text:p text:style-name="P2">80</text:p>
      <text:p text:style-name="P2">90</text:p>
      <text:p text:style-name="P2">100</text:p>
      <text:p text:style-name="P2"/>
      <text:p text:style-name="P3">Question 2 Output: Readers/Writers solution Output</text:p>
      <text:p text:style-name="P3">jim@jim-MacBookPro:~/Documents/OS/jdp99_HW6$ ./q2</text:p>
      <text:p text:style-name="P3">My thread ID is 140195170346752 &amp; buffer: Hello.</text:p>
      <text:p text:style-name="P3">My thread ID is 140195161954048 &amp; buffer: Hello.</text:p>
      <text:p text:style-name="P3">My thread ID is 140195161954048 &amp; buffer: World.</text:p>
      <text:p text:style-name="P3">My thread ID is 140195170346752 &amp; buffer: World.</text:p>
      <text:p text:style-name="P3">My thread ID is 140195161954048 &amp; buffer: From.</text:p>
      <text:p text:style-name="P3">My thread ID is 140195170346752 &amp; buffer: From.</text:p>
      <text:p text:style-name="P3">My thread ID is 140195170346752 &amp; buffer: Reader.</text:p>
      <text:p text:style-name="P3">My thread ID is 140195161954048 &amp; buffer: Re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1:35:35.817540052</meta:creation-date>
    <meta:generator>LibreOffice/5.1.6.2$Linux_X86_64 LibreOffice_project/10m0$Build-2</meta:generator>
    <dc:date>2017-10-25T15:37:19.953975456</dc:date>
    <meta:editing-duration>PT2M7S</meta:editing-duration>
    <meta:editing-cycles>2</meta:editing-cycles>
    <meta:document-statistic meta:table-count="0" meta:image-count="0" meta:object-count="0" meta:page-count="1" meta:paragraph-count="25" meta:word-count="98" meta:character-count="634" meta:non-whitespace-character-count="560"/>
  </office:meta>
</office:document-meta>
</file>